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T1" style:family="text">
      <style:text-properties officeooo:rsid="000f3368"/>
    </style:style>
    <style:style style:name="T2" style:family="text">
      <style:text-properties officeooo:rsid="000f8c22"/>
    </style:style>
    <style:style style:name="T3" style:family="text">
      <style:text-properties officeooo:rsid="00110cd2"/>
    </style:style>
    <style:style style:name="T4" style:family="text">
      <style:text-properties officeooo:rsid="001a8375"/>
    </style:style>
    <style:style style:name="T5" style:family="text">
      <style:text-properties officeooo:rsid="00142050"/>
    </style:style>
    <style:style style:name="T6" style:family="text">
      <style:text-properties officeooo:rsid="0014bf6a"/>
    </style:style>
    <style:style style:name="T7" style:family="text">
      <style:text-properties officeooo:rsid="001683a8"/>
    </style:style>
    <style:style style:name="T8" style:family="text">
      <style:text-properties officeooo:rsid="00177adf"/>
    </style:style>
    <style:style style:name="T9" style:family="text">
      <style:text-properties officeooo:rsid="0017ecbc"/>
    </style:style>
    <style:style style:name="T10" style:family="text">
      <style:text-properties officeooo:rsid="00182b3c"/>
    </style:style>
    <style:style style:name="T11" style:family="text">
      <style:text-properties officeooo:rsid="0019d21a"/>
    </style:style>
    <style:style style:name="T12" style:family="text">
      <style:text-properties officeooo:rsid="001a96a3"/>
    </style:style>
    <style:style style:name="T13" style:family="text">
      <style:text-properties officeooo:rsid="001beadb"/>
    </style:style>
    <style:style style:name="T14" style:family="text">
      <style:text-properties officeooo:rsid="001ce1d7"/>
    </style:style>
    <style:style style:name="T15" style:family="text">
      <style:text-properties officeooo:rsid="001eb30b"/>
    </style:style>
    <style:style style:name="T16" style:family="text">
      <style:text-properties officeooo:rsid="002050a9"/>
    </style:style>
    <style:style style:name="T17" style:family="text">
      <style:text-properties officeooo:rsid="00239c32"/>
    </style:style>
    <style:style style:name="T18" style:family="text">
      <style:text-properties officeooo:rsid="00270fd1"/>
    </style:style>
    <style:style style:name="T19" style:family="text">
      <style:text-properties officeooo:rsid="0028a77c"/>
    </style:style>
    <style:style style:name="T20" style:family="text">
      <style:text-properties officeooo:rsid="002af057"/>
    </style:style>
    <style:style style:name="T21" style:family="text">
      <style:text-properties officeooo:rsid="002d8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gerente de operações de desenvolvimento de softwares e app da empresa e responsável pelo gerenciamento da equipe do supervisor Davi, é necessário <text:span text:style-name="T1">ajudá-lo e</text:span> solucionar o conflito existente. Nesse contexto, sabe-se que o problema tem sido provocado por parte da equipe, <text:span text:style-name="T1">podendo ser denominada, de acordo com o contexto apresentado, </text:span><text:span text:style-name="T5">de </text:span><text:span text:style-name="T1">“retraída”, tendo em vista o perfil tímido evidenciado </text:span><text:span text:style-name="T11">dos</text:span><text:span text:style-name="T1"> programadores designer</text:span><text:span text:style-name="T6">s</text:span><text:span text:style-name="T1">. Esses estão sabotando o andamento da produção de software como forma de protest</text:span><text:span text:style-name="T12">o, em vista do </text:span><text:span text:style-name="T1">sentimento de exclusão da equipe </text:span><text:span text:style-name="T12">como um todo</text:span><text:span text:style-name="T1">, </text:span><text:span text:style-name="T7">e</text:span><text:span text:style-name="T1"> por não se sentirem pertencentes </text:span><text:span text:style-name="T13">a ela</text:span><text:span text:style-name="T1">. </text:span><text:span text:style-name="T7">C</text:span><text:span text:style-name="T1">omo se vê, o supervisor prioriza apenas parte do GT, que é sua equipe que o acompanh</text:span><text:span text:style-name="T14">a</text:span><text:span text:style-name="T1"> há algum tempo em seus trabalhos e compreende</text:span><text:span text:style-name="T15">m</text:span><text:span text:style-name="T1"> sua forma de trabalhar e conduzir </text:span><text:span text:style-name="T7">as ações</text:span><text:span text:style-name="T1">. Desse modo, para resolver o caso de desencontro entre os membros da equipe e para que haja o alinhamento das ideias tanto do líder Davi como de todos os indivíduos do GT, é preciso </text:span><text:span text:style-name="T3">que haja g</text:span><text:span text:style-name="T4">estões no sentido de comunicação e redes de relacionamento</text:span><text:span text:style-name="T1"> </text:span><text:span text:style-name="T8">voltado para o</text:span><text:span text:style-name="T1"> treinamento de pessoas, </text:span><text:span text:style-name="T8">que englobe os referidos</text:span><text:span text:style-name="T2"> programadores </text:span><text:span text:style-name="T16">em um primeiro momento</text:span><text:span text:style-name="T1">. Com isso, </text:span><text:span text:style-name="T9">deve-se desenvolver a atitude deles com foco na</text:span><text:span text:style-name="T2"> educação,</text:span><text:span text:style-name="T1"> </text:span><text:span text:style-name="T2">consoli</text:span><text:span text:style-name="T9">dar</text:span><text:span text:style-name="T2"> uma conscientização </text:span><text:span text:style-name="T9">sobre boas maneiras de relação interpessoal no trabalho </text:span><text:span text:style-name="T17">com superiores</text:span><text:span text:style-name="T9">, evidencia</text:span><text:span text:style-name="T17">ndo</text:span><text:span text:style-name="T9"> o tipo de</text:span><text:span text:style-name="T2"> líder bem extrovertido e comunicativo </text:span><text:span text:style-name="T9">que Davi é</text:span><text:span text:style-name="T2">, desenvolve</text:span><text:span text:style-name="T9">r </text:span><text:span text:style-name="T2">neles uma melhor capacidade de comunicação em equipe, bem como mostrar a eles </text:span><text:span text:style-name="T9">as consequências que o</text:span><text:span text:style-name="T2"> comportamento negativo </text:span><text:span text:style-name="T9">(trabalho vagaroso no desenvolvimento)</text:span><text:span text:style-name="T2"> </text:span><text:span text:style-name="T9">está</text:span><text:span text:style-name="T2"> causa</text:span><text:span text:style-name="T9">n</text:span><text:span text:style-name="T2">do </text:span><text:span text:style-name="T9">na produção e</text:span><text:span text:style-name="T2"> entrega do software </text:span><text:span text:style-name="T9">(responsabilização)</text:span><text:span text:style-name="T2">. Após a aplicação desse treinamento, uma </text:span><text:span text:style-name="T9">outra</text:span><text:span text:style-name="T2"> estratégia para gerenciar o conflito seria também a aplicação de um treinamento intergrupo, no sentido de uma socialização organizacional, </text:span><text:span text:style-name="T3">para </text:span><text:span text:style-name="T18">que </text:span><text:span text:style-name="T3">as pessoas </text:span><text:span text:style-name="T9">do GT </text:span><text:span text:style-name="T3">se conhe</text:span><text:span text:style-name="T18">çam</text:span><text:span text:style-name="T3"> melhor. Como</text:span><text:span text:style-name="T2"> é a primeira vez que esse grande grupo se interage, </text:span><text:span text:style-name="T3">é</text:span><text:span text:style-name="T2"> de suma importante colocá-los em um momento </text:span><text:span text:style-name="T19">de</text:span><text:span text:style-name="T2"> </text:span><text:span text:style-name="T3">interação</text:span><text:span text:style-name="T2">, </text:span><text:span text:style-name="T3">no intuito de</text:span><text:span text:style-name="T2"> aproximarem ideias, compreenderem o </text:span><text:span text:style-name="T3">cenário </text:span><text:span text:style-name="T19">em </text:span><text:span text:style-name="T3">que </text:span><text:span text:style-name="T10">foram</text:span><text:span text:style-name="T3"> inseridos e assimilarem bem </text:span><text:span text:style-name="T2">objetivo </text:span><text:span text:style-name="T3">d</text:span><text:span text:style-name="T2">o novo projeto, </text:span><text:span text:style-name="T20">além d</text:span><text:span text:style-name="T21">e </text:span><text:span text:style-name="T20">de</text:span><text:span text:style-name="T10">dicar u</text:span><text:span text:style-name="T3">m momento </text:span><text:span text:style-name="T10">formal</text:span><text:span text:style-name="T3"> </text:span><text:span text:style-name="T10">para a </text:span><text:span text:style-name="T3">apresentação do supervisor e seu perfil de trabalho. Portanto, com a aplicação desse panorama de treinamento e integração do GT, a volta das atividades em equipe poderá se</text:span><text:span text:style-name="T10">r</text:span><text:span text:style-name="T3"> normaliza</text:span><text:span text:style-name="T10">da</text:span><text:span text:style-name="T3"> harmoniosamente e o ritmo da produtividade ser restabeleci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20:30:38.826000000</meta:creation-date>
    <dc:date>2022-04-12T21:40:59.674000000</dc:date>
    <meta:editing-duration>PT26M20S</meta:editing-duration>
    <meta:editing-cycles>2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" meta:word-count="377" meta:character-count="2384" meta:non-whitespace-character-count="2008"/>
  </office:meta>
</office:document-meta>
</file>